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60" calcext:value-type="float">
            <text:p>19660.0</text:p>
          </table:table-cell>
          <table:table-cell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420" calcext:value-type="float">
            <text:p>19420.0</text:p>
          </table:table-cell>
          <table:table-cell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288" calcext:value-type="float">
            <text:p>19288.0</text:p>
          </table:table-cell>
          <table:table-cell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435" calcext:value-type="float">
            <text:p>19435.0</text:p>
          </table:table-cell>
          <table:table-cell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25" calcext:value-type="float">
            <text:p>19525.0</text:p>
          </table:table-cell>
          <table:table-cell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405" calcext:value-type="float">
            <text:p>19405.0</text:p>
          </table:table-cell>
          <table:table-cell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379" calcext:value-type="float">
            <text:p>19379.0</text:p>
          </table:table-cell>
          <table:table-cell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360.5" calcext:value-type="float">
            <text:p>19360.5</text:p>
          </table:table-cell>
          <table:table-cell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310" calcext:value-type="float">
            <text:p>19310.0</text:p>
          </table:table-cell>
          <table:table-cell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232" calcext:value-type="float">
            <text:p>19232.0</text:p>
          </table:table-cell>
          <table:table-cell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159" calcext:value-type="float">
            <text:p>19159.0</text:p>
          </table:table-cell>
          <table:table-cell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29" calcext:value-type="float">
            <text:p>19529.0</text:p>
          </table:table-cell>
          <table:table-cell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19.5" calcext:value-type="float">
            <text:p>19619.5</text:p>
          </table:table-cell>
          <table:table-cell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54" calcext:value-type="float">
            <text:p>19554.0</text:p>
          </table:table-cell>
          <table:table-cell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482" calcext:value-type="float">
            <text:p>19482.0</text:p>
          </table:table-cell>
          <table:table-cell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34" calcext:value-type="float">
            <text:p>19534.0</text:p>
          </table:table-cell>
          <table:table-cell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497" calcext:value-type="float">
            <text:p>19497.0</text:p>
          </table:table-cell>
          <table:table-cell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95" calcext:value-type="float">
            <text:p>19695.0</text:p>
          </table:table-cell>
          <table:table-cell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86" calcext:value-type="float">
            <text:p>19686.0</text:p>
          </table:table-cell>
          <table:table-cell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70.5" calcext:value-type="float">
            <text:p>19670.5</text:p>
          </table:table-cell>
          <table:table-cell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48" calcext:value-type="float">
            <text:p>19548.0</text:p>
          </table:table-cell>
          <table:table-cell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97.5" calcext:value-type="float">
            <text:p>19597.5</text:p>
          </table:table-cell>
          <table:table-cell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62.5" calcext:value-type="float">
            <text:p>19662.5</text:p>
          </table:table-cell>
          <table:table-cell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45" calcext:value-type="float">
            <text:p>19645.0</text:p>
          </table:table-cell>
          <table:table-cell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79.5" calcext:value-type="float">
            <text:p>19679.5</text:p>
          </table:table-cell>
          <table:table-cell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68.5" calcext:value-type="float">
            <text:p>19668.5</text:p>
          </table:table-cell>
          <table:table-cell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44" calcext:value-type="float">
            <text:p>19644.0</text:p>
          </table:table-cell>
          <table:table-cell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621" calcext:value-type="float">
            <text:p>19621.0</text:p>
          </table:table-cell>
          <table:table-cell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78" calcext:value-type="float">
            <text:p>19578.0</text:p>
          </table:table-cell>
          <table:table-cell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2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00/00/00</text:date>, <text:time style:data-style-name="N2" text:time-value="06:32:07.1159993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2T11:19:43.337680352</dc:date>
    <meta:editing-duration>P21DT8H23M56S</meta:editing-duration>
    <meta:editing-cycles>2073</meta:editing-cycles>
    <meta:document-statistic meta:table-count="2" meta:cell-count="3899" meta:object-count="0"/>
  </office:meta>
</office:document-meta>
</file>